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16.999cm" style:rel-column-width="65535*"/>
    </style:style>
    <style:style style:name="Tabla1.A1" style:family="table-cell">
      <style:table-cell-properties fo:padding="0.097cm" fo:border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contenido>
			</contenido>
      <!--
			<table:table table:name="Tabla1" table:style-name="Tabla1">
				<table:table-column table:style-name="Tabla1.A"/>
				<table:table-row>
					<table:table-cell table:style-name="Tabla1.A1" office:value-type="string">
						<text:p text:style-name="Table_20_Contents"/>
					</table:table-cell>
				</table:table-row>
			</table:table>
			--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0S</meta:editing-duration>
    <meta:editing-cycles>3</meta:editing-cycles>
    <meta:generator>OpenOffice/4.1.6$Win32 OpenOffice.org_project/416m1$Build-9790</meta:generator>
    <dc:date>2019-02-10T15:39:38.48</dc:date>
    <meta:document-statistic meta:table-count="1" meta:image-count="0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